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italic" style:text-underline-style="none" fo:font-weight="normal" officeooo:rsid="0035eaa2" officeooo:paragraph-rsid="003a2c53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italic" style:text-underline-style="none" fo:font-weight="normal" officeooo:rsid="00196377" officeooo:paragraph-rsid="003a2c53" style:text-blinking="false" fo:background-color="transparent"/>
    </style:style>
    <style:style style:name="P3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374c79" officeooo:paragraph-rsid="003a2c53" style:text-blinking="false" fo:background-color="transparent"/>
    </style:style>
    <style:style style:name="P4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7459c" officeooo:paragraph-rsid="003a2c53" style:text-blinking="false" fo:background-color="transparent"/>
    </style:style>
    <style:style style:name="P5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eeec" officeooo:paragraph-rsid="003a2c53" style:text-blinking="false" fo:background-color="transparent"/>
    </style:style>
    <style:style style:name="P6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officeooo:paragraph-rsid="003a2c53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fo:font-size="13pt" officeooo:rsid="00419f0a" officeooo:paragraph-rsid="00419f0a" style:font-size-asian="13pt" style:font-size-complex="13pt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style:font-name="Liberation Serif" fo:font-size="10pt" fo:font-weight="normal" officeooo:paragraph-rsid="003a2c53" style:font-size-asian="10pt" style:font-size-complex="10pt"/>
    </style:style>
    <style:style style:name="P9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style:font-name="Liberation Serif" officeooo:paragraph-rsid="003a2c53"/>
    </style:style>
    <style:style style:name="P10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officeooo:paragraph-rsid="003a2c53"/>
    </style:style>
    <style:style style:name="P11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fo:font-weight="normal" officeooo:paragraph-rsid="003a2c53"/>
    </style:style>
    <style:style style:name="P12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fo:font-weight="normal" officeooo:rsid="00419f0a" officeooo:paragraph-rsid="00419f0a" style:font-weight-asian="normal" style:font-weight-complex="normal"/>
    </style:style>
    <style:style style:name="P13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style:font-name="Liberation Serif" officeooo:rsid="0035eaa2" officeooo:paragraph-rsid="003a2c53"/>
    </style:style>
    <style:style style:name="P14" style:family="paragraph" style:parent-style-name="Text_20_body" style:list-style-name="L10">
      <style:paragraph-properties fo:margin-top="0in" fo:margin-bottom="0.0402in" loext:contextual-spacing="false" style:line-height-at-least="0.2402in" style:writing-mode="lr-tb"/>
      <style:text-properties officeooo:paragraph-rsid="003a2c53"/>
    </style:style>
    <style:style style:name="P15" style:family="paragraph" style:parent-style-name="Text_20_body">
      <style:paragraph-properties fo:margin-top="0in" fo:margin-bottom="0.0201in" loext:contextual-spacing="false" fo:line-height="100%" style:writing-mode="lr-tb"/>
      <style:text-properties style:font-name="Liberation Serif" fo:font-size="13pt" style:text-underline-style="none" fo:font-weight="normal" officeooo:paragraph-rsid="003a2c53" style:font-size-asian="13pt" style:font-size-complex="13pt"/>
    </style:style>
    <style:style style:name="P16" style:family="paragraph" style:parent-style-name="Text_20_body" style:list-style-name="L11">
      <style:paragraph-properties fo:margin-top="0in" fo:margin-bottom="0.0201in" loext:contextual-spacing="false" style:line-height-at-least="0.2402in" style:writing-mode="lr-tb"/>
      <style:text-properties officeooo:paragraph-rsid="003a2c53"/>
    </style:style>
    <style:style style:name="P17" style:family="paragraph" style:parent-style-name="Text_20_body" style:list-style-name="L12">
      <style:paragraph-properties fo:margin-top="0in" fo:margin-bottom="0.0598in" loext:contextual-spacing="false" style:line-height-at-least="0.2402in" style:writing-mode="lr-tb"/>
      <style:text-properties officeooo:paragraph-rsid="003a2c53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size="14pt" style:text-underline-style="solid" style:text-underline-width="auto" style:text-underline-color="font-color" fo:font-weight="bold" officeooo:rsid="0005a2f9" officeooo:paragraph-rsid="003a2c5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lr-tb"/>
      <style:text-properties fo:font-size="11pt" style:text-underline-style="none" fo:font-weight="normal" officeooo:rsid="0005a2f9" officeooo:paragraph-rsid="003a2c53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 style:writing-mode="lr-tb"/>
      <style:text-properties fo:font-size="13pt" style:text-underline-style="none" fo:font-weight="bold" officeooo:rsid="0005a2f9" officeooo:paragraph-rsid="003a2c5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 style:writing-mode="lr-tb"/>
      <style:text-properties fo:font-size="13pt" style:text-underline-style="none" fo:font-weight="bold" officeooo:rsid="0005a2f9" officeooo:paragraph-rsid="003a2c53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margin-left="0in" fo:margin-right="0in" fo:margin-top="0in" fo:margin-bottom="0.1in" loext:contextual-spacing="false" fo:text-align="start" style:justify-single-word="false" fo:orphans="2" fo:widows="2" fo:text-indent="0in" style:auto-text-indent="false" style:writing-mode="lr-tb"/>
      <style:text-properties fo:font-size="12pt" style:text-underline-style="none" fo:font-weight="bold" officeooo:rsid="0005a2f9" officeooo:paragraph-rsid="003a2c53" style:font-size-asian="10.5pt" style:font-weight-asian="bold" style:font-size-complex="12pt" style:font-weight-complex="bold"/>
    </style:style>
    <style:style style:name="P23" style:family="paragraph" style:parent-style-name="Standard" style:list-style-name="L6">
      <style:paragraph-properties style:line-height-at-least="0.2402in" fo:text-align="start" style:justify-single-word="false" fo:orphans="2" fo:widows="2" style:writing-mode="lr-tb"/>
      <style:text-properties fo:font-size="11pt" style:text-underline-style="none" fo:font-weight="bold" officeooo:rsid="0005a2f9" officeooo:paragraph-rsid="003a2c53" style:font-size-asian="11pt" style:font-weight-asian="bold" style:font-size-complex="11pt" style:font-weight-complex="bold"/>
    </style:style>
    <style:style style:name="P24" style:family="paragraph" style:parent-style-name="Standard" style:list-style-name="L6">
      <style:paragraph-properties fo:margin-top="0in" fo:margin-bottom="0.0598in" loext:contextual-spacing="false" style:line-height-at-least="0.2402in" fo:text-align="start" style:justify-single-word="false" fo:orphans="2" fo:widows="2" style:writing-mode="lr-tb"/>
      <style:text-properties fo:font-size="11pt" style:text-underline-style="none" fo:font-weight="bold" officeooo:rsid="000744e8" officeooo:paragraph-rsid="003a2c53" style:font-size-asian="9.60000038146973pt" style:font-weight-asian="bold" style:font-size-complex="11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744e8" style:text-blinking="false" fo:background-color="transparent" loext:char-shading-value="0" style:font-style-asian="normal" style:font-style-complex="normal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6e9a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3089d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8eee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865d6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4ce5d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8eeec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35eaa2" style:text-blinking="false" fo:background-color="transparent" loext:char-shading-value="0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a4f61" style:text-blinking="false" fo:background-color="transparent" loext:char-shading-value="0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07459c" style:text-blinking="false" fo:background-color="transparent" loext:char-shading-value="0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a4f61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1a4f61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35eaa2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1a4f61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22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4315b6" style:text-blinking="false" fo:background-color="transparent" loext:char-shading-value="0" style:font-size-asian="11pt" style:font-size-complex="11pt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eeec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eeec" style:text-blinking="false" fo:background-color="transparent" loext:char-shading-value="0" style:font-size-asian="11pt" style:font-size-complex="11pt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7459c" style:text-blinking="false" fo:background-color="transparent" loext:char-shading-value="0" style:font-size-asian="11pt" style:font-size-complex="11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7459c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92049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089dd" style:text-blinking="false" fo:background-color="transparent" loext:char-shading-value="0" style:font-size-asian="11pt" style:font-style-asian="normal" style:font-size-complex="11pt" style:font-style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0744e8" style:text-blinking="false" fo:background-color="transparent" loext:char-shading-value="0" style:font-size-asian="11pt" style:font-style-asian="normal" style:font-size-complex="11pt" style:font-style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16e9a5" style:text-blinking="false" fo:background-color="transparent" loext:char-shading-value="0" style:font-size-asian="11pt" style:font-size-complex="11pt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4ecd5" style:text-blinking="false" fo:background-color="transparent" loext:char-shading-value="0" style:font-size-asian="11pt" style:font-size-complex="11pt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54208" style:text-blinking="false" fo:background-color="transparent" loext:char-shading-value="0" style:font-size-asian="11pt" style:font-size-complex="11pt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e4991" style:text-blinking="false" fo:background-color="transparent" loext:char-shading-value="0" style:font-size-asian="11pt" style:font-size-complex="11pt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officeooo:rsid="003089dd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officeooo:rsid="000744e8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officeooo:rsid="0035eaa2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fo:font-style="normal" fo:font-weight="bol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fo:font-weight="bold" officeooo:rsid="000744e8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fo:font-weight="bold" officeooo:rsid="003089dd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533c2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b9515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6e9a5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4ecd5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5eaa2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4991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7459c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bold" style:text-blinking="false" fo:background-color="transparent" loext:char-shading-value="0" style:font-size-asian="13pt" style:font-size-complex="13pt"/>
    </style:style>
    <style:style style:name="T49" style:family="text">
      <style:text-properties fo:font-variant="normal" fo:text-transform="none" fo:color="#cccccc" style:text-line-through-style="none" style:text-line-through-type="none" fo:font-style="normal" style:text-underline-style="none" style:text-blinking="false" fo:background-color="transparent" loext:char-shading-value="0"/>
    </style:style>
    <style:style style:name="T50" style:family="text">
      <style:text-properties fo:font-variant="normal" fo:text-transform="none" fo:color="#252525" style:text-line-through-style="none" style:text-line-through-type="none" fo:font-size="11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51" style:family="text">
      <style:text-properties fo:font-variant="normal" fo:text-transform="none" fo:color="#252525" style:text-line-through-style="none" style:text-line-through-type="none" fo:font-size="11pt" fo:font-style="normal" style:text-underline-style="none" fo:font-weight="normal" officeooo:rsid="000744e8" style:text-blinking="false" fo:background-color="transparent" loext:char-shading-value="0" style:font-style-asian="normal" style:font-style-complex="normal"/>
    </style:style>
    <style:style style:name="T52" style:family="text">
      <style:text-properties fo:font-variant="normal" fo:text-transform="none" fo:color="#252525" style:text-line-through-style="none" style:text-line-through-type="none" fo:font-size="11pt" fo:font-style="normal" style:text-underline-style="none" fo:font-weight="normal" officeooo:rsid="001533c2" style:text-blinking="false" fo:background-color="transparent" loext:char-shading-value="0" style:font-style-asian="normal" style:font-style-complex="normal"/>
    </style:style>
    <style:style style:name="T53" style:family="text">
      <style:text-properties fo:font-variant="normal" fo:text-transform="none" fo:color="#252525" style:text-line-through-style="none" style:text-line-through-type="none" style:font-name="Liberation Serif" fo:font-size="11pt" fo:font-style="normal" style:text-underline-style="none" fo:font-weight="normal" officeooo:rsid="0034ecd5" style:text-blinking="false" fo:background-color="transparent" loext:char-shading-value="0" style:font-style-asian="normal" style:font-style-complex="normal"/>
    </style:style>
    <style:style style:name="T54" style:family="text">
      <style:text-properties fo:font-variant="normal" fo:text-transform="none" fo:color="#252525" style:text-line-through-style="none" style:text-line-through-type="none" style:font-name="Liberation Serif" fo:font-size="11pt" fo:font-style="italic" style:text-underline-style="none" fo:font-weight="normal" officeooo:rsid="0035eaa2" style:text-blinking="false" fo:background-color="transparent" loext:char-shading-value="0"/>
    </style:style>
    <style:style style:name="T55" style:family="text">
      <style:text-properties fo:font-variant="normal" fo:text-transform="none" fo:color="#252525" style:text-line-through-style="none" style:text-line-through-type="none" style:font-name="Liberation Serif" fo:font-size="11pt" fo:font-style="italic" style:text-underline-style="none" fo:font-weight="normal" officeooo:rsid="000744e8" style:text-blinking="false" fo:background-color="transparent" loext:char-shading-value="0"/>
    </style:style>
    <style:style style:name="T56" style:family="text">
      <style:text-properties fo:font-variant="normal" fo:text-transform="none" fo:color="#252525" style:text-line-through-style="none" style:text-line-through-type="none" style:font-name="Liberation Serif" fo:font-size="11pt" fo:font-style="italic" style:text-underline-style="none" fo:font-weight="normal" officeooo:rsid="0038a210" style:text-blinking="false" fo:background-color="transparent" loext:char-shading-value="0"/>
    </style:style>
    <style:style style:name="T57" style:family="text">
      <style:text-properties officeooo:rsid="001a4f61"/>
    </style:style>
    <style:style style:name="T58" style:family="text">
      <style:text-properties officeooo:rsid="002865d6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officeooo:rsid="000744e8"/>
    </style:style>
    <style:style style:name="T61" style:family="text">
      <style:text-properties style:font-name="Liberation Serif1"/>
    </style:style>
    <style:style style:name="T62" style:family="text">
      <style:text-properties style:font-name="Liberation Serif1" fo:font-size="12pt" style:font-size-asian="12pt" style:font-size-complex="12pt"/>
    </style:style>
    <style:style style:name="T63" style:family="text">
      <style:text-properties style:font-name="Liberation Serif1" fo:font-size="11pt" fo:font-weight="normal" style:font-size-asian="9.60000038146973pt" style:font-weight-asian="normal" style:font-size-complex="11pt" style:font-weight-complex="normal"/>
    </style:style>
    <style:style style:name="T64" style:family="text">
      <style:text-properties style:font-name="Liberation Serif1" fo:font-size="11pt" fo:font-weight="normal" officeooo:rsid="000744e8" style:font-size-asian="9.60000038146973pt" style:font-weight-asian="normal" style:font-size-complex="11pt" style:font-weight-complex="normal"/>
    </style:style>
    <style:style style:name="T65" style:family="text">
      <style:text-properties style:font-name="Liberation Serif1" fo:font-weight="normal" style:font-weight-asian="normal" style:font-weight-complex="normal"/>
    </style:style>
    <style:style style:name="T66" style:family="text">
      <style:text-properties style:font-name="Liberation Serif1" fo:font-weight="normal" officeooo:rsid="000744e8" style:font-weight-asian="normal" style:font-weight-complex="normal"/>
    </style:style>
    <style:style style:name="T67" style:family="text">
      <style:text-properties style:font-name="Liberation Serif1" fo:font-weight="normal" officeooo:rsid="004033a4" style:font-weight-asian="normal" style:font-weight-complex="normal"/>
    </style:style>
    <style:style style:name="T68" style:family="text">
      <style:text-properties style:font-name="Liberation Serif"/>
    </style:style>
    <style:style style:name="T69" style:family="text">
      <style:text-properties officeooo:rsid="000745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59">Keith Booher </text:span><text:s text:c="125"/></text:p>
      <text:p text:style-name="P19">Austin, <text:span text:style-name="T60">TX</text:span> <text:span text:style-name="T61">·</text:span><text:span text:style-name="T68"> (512) 653-5115 </text:span><text:span text:style-name="T61">· </text:span><text:a xlink:type="simple" xlink:href="mailto:Keith.Booher@yahoo.com" text:style-name="Internet_20_link" text:visited-style-name="Visited_20_Internet_20_Link"><text:span text:style-name="T61">Keith.Booher@yahoo.com</text:span></text:a><text:span text:style-name="T61"> ·</text:span></text:p>
      <text:p text:style-name="P19"><text:span text:style-name="T61">Linkedin.com/keith-booher-8250b715a/</text:span></text:p>
      <text:p text:style-name="P19"><text:a xlink:type="simple" xlink:href="https://keithbooher.github.io/Portfolio/" text:style-name="Internet_20_link" text:visited-style-name="Visited_20_Internet_20_Link"><text:span text:style-name="T61">https://keithbooher.github.io/Portfolio/</text:span></text:a></text:p>
      <text:p text:style-name="P19"><text:span text:style-name="T61">github.com/keithbooher</text:span></text:p>
      <text:p text:style-name="P20"><text:span text:style-name="T61">EDUCATION</text:span></text:p>
      <text:p text:style-name="P20"><text:span text:style-name="T61"><text:tab/></text:span><text:span text:style-name="T62">University Of Texas</text:span></text:p>
      <text:p text:style-name="P22"><text:span text:style-name="T61"><text:tab/></text:span><text:span text:style-name="T63">Trilogy Ed Full Stack Developer </text:span><text:span text:style-name="T64">Boot camp</text:span><text:span text:style-name="T63"> Certification</text:span></text:p>
      <text:p text:style-name="P21"><text:span text:style-name="T61">SKILLS</text:span></text:p>
      <text:list xml:id="list7682545518551377843" text:style-name="L6">
        <text:list-item>
          <text:p text:style-name="P23"><text:span text:style-name="T61">Technical: </text:span><text:span text:style-name="T65">Node.js, Javascript, jQuery, React, </text:span><text:span text:style-name="T66">Redux</text:span><text:span text:style-name="T65">, </text:span><text:span text:style-name="T66">Handlebars</text:span><text:span text:style-name="T65">, Express, MYSQL, Mongo, Passport, Stripe, </text:span><text:span text:style-name="T66">AWS Services,</text:span><text:span text:style-name="T65"> </text:span><text:span text:style-name="T66">Google Oauth, </text:span><text:span text:style-name="T65">Github, Canvas.js, CSS, </text:span><text:span text:style-name="T66">Bootstrap</text:span><text:span text:style-name="T65">, Materialize, REST API, JSON, Firebase, Moment.js, </text:span><text:span text:style-name="T67">Postman, Robot3T</text:span></text:p>
        </text:list-item>
        <text:list-item>
          <text:p text:style-name="P24"><text:span text:style-name="T61">Strengths: </text:span><text:span text:style-name="T65">Creative Design, Usability expertise, Complex Problem Solving, Communication, Time Management, Adaptability </text:span></text:p>
        </text:list-item>
      </text:list>
      <text:p text:style-name="P15"><text:span text:style-name="T38">ACADEMIC </text:span><text:span text:style-name="T37">PROJECT</text:span><text:span text:style-name="T39">S</text:span></text:p>
      <text:p text:style-name="P8"><text:span text:style-name="T41"><text:s text:c="2"/>LetsGoCamping</text:span><text:span text:style-name="T40"> </text:span><text:span text:style-name="T49">|</text:span><text:span text:style-name="T40"> </text:span><text:span text:style-name="T42">UT Coding </text:span><text:span text:style-name="T46">Boot camp</text:span><text:span text:style-name="T42"> </text:span><text:span text:style-name="T43">Team Project</text:span></text:p>
      <text:list xml:id="list1656597585163208577" text:style-name="L10">
        <text:list-item>
          <text:p text:style-name="P14"><text:span text:style-name="T50">Single-page web application </text:span><text:span text:style-name="T51">intended </text:span><text:span text:style-name="T50">for </text:span><text:span text:style-name="T52">finding campsites, acquiring weather info and suggested products related to conditions of the camping experience. </text:span><text:span text:style-name="T51">Created with </text:span><text:span text:style-name="T3">m</text:span><text:span text:style-name="T4">ultiple API's, Bootstrap, CSS, Jquery, </text:span><text:span text:style-name="T5">GitHub</text:span></text:p>
        </text:list-item>
      </text:list>
      <text:p text:style-name="P8"><text:span text:style-name="T44"><text:s text:c="2"/>Shuteye</text:span><text:span text:style-name="T40"> </text:span><text:span text:style-name="T49">|</text:span><text:span text:style-name="T40"> </text:span><text:span text:style-name="T42">UT Coding </text:span><text:span text:style-name="T46">Boot camp</text:span><text:span text:style-name="T42"> </text:span><text:span text:style-name="T43">Team Project</text:span></text:p>
      <text:list xml:id="list3656059434260963690" text:style-name="L11">
        <text:list-item>
          <text:p text:style-name="P16"><text:span text:style-name="T53">Social environment app where users can track logged naps and dream experiences as well as view other users experiences</text:span><text:span text:style-name="T28">. </text:span><text:span text:style-name="T29">Created with</text:span><text:span text:style-name="T30"> </text:span><text:span text:style-name="T31">Javascript, </text:span><text:span text:style-name="T32">Jquery</text:span><text:span text:style-name="T31">, Node.js, Express, </text:span><text:span text:style-name="T33">Canvas</text:span><text:span text:style-name="T31">, Handlebars, </text:span><text:span text:style-name="T32">MySql, CSS, HTML</text:span></text:p>
        </text:list-item>
      </text:list>
      <text:p text:style-name="P8"><text:span text:style-name="T45"><text:s text:c="2"/>ArtGutter</text:span><text:span text:style-name="T40"> </text:span><text:span text:style-name="T49">|</text:span><text:span text:style-name="T40"> </text:span><text:span text:style-name="T42">UT Coding </text:span><text:span text:style-name="T46">Boot camp</text:span><text:span text:style-name="T42"> </text:span><text:span text:style-name="T43">Team Project</text:span></text:p>
      <text:list xml:id="list5560992855295303311" text:style-name="L12">
        <text:list-item>
          <text:p text:style-name="P17"><text:span text:style-name="T54">An online </text:span><text:span text:style-name="T55">Market Place</text:span><text:span text:style-name="T54"> that serves as a platform form </text:span><text:span text:style-name="T56">for</text:span><text:span text:style-name="T54"> artists to create their own unique store</text:span><text:span text:style-name="T34">. </text:span><text:span text:style-name="T35">Created with </text:span><text:span text:style-name="T36">MERN stack, AWS S3, Passport, Stripe, CSS Grid</text:span></text:p>
        </text:list-item>
      </text:list>
      <text:p text:style-name="P10"><text:span text:style-name="T48">EXPERIENCE</text:span><text:span text:style-name="T1"> </text:span></text:p>
      <text:p text:style-name="P11"><text:span text:style-name="T12"><text:s text:c="2"/>American Power Company</text:span><text:span text:style-name="T13"> </text:span><text:span text:style-name="T18">8</text:span><text:span text:style-name="T17">/</text:span><text:span text:style-name="T18">2018-</text:span><text:span text:style-name="T19">Present</text:span></text:p>
      <text:p text:style-name="P1"><text:s text:c="2"/>Appointment Manager</text:p>
      <text:list xml:id="list3120038985566231867" text:style-name="L13">
        <text:list-item>
          <text:p text:style-name="P13"><text:span text:style-name="T6">P</text:span><text:span text:style-name="T2">resent homeowners with information on how to save money with solar power</text:span></text:p>
        </text:list-item>
        <text:list-item>
          <text:p text:style-name="P3">Set return appointment for any homeowners that are interested or eligible</text:p>
        </text:list-item>
        <text:list-item>
          <text:p text:style-name="P4">Meeting with clients to negotiate the purchase of solar panel systems for their residences</text:p>
        </text:list-item>
        <text:list-item>
          <text:p text:style-name="P4">Sold $30,000 worth of solar panels within first month and increased sales by 5%</text:p>
        </text:list-item>
      </text:list>
      <text:p text:style-name="P11"><text:span text:style-name="T16"><text:s text:c="2"/>HEB </text:span><text:span text:style-name="T20">08</text:span><text:span text:style-name="T17">/</text:span><text:span text:style-name="T18">2011</text:span><text:span text:style-name="T17">-</text:span><text:span text:style-name="T18">8</text:span><text:span text:style-name="T17">/</text:span><text:span text:style-name="T18">2018</text:span></text:p>
      <text:p text:style-name="P2"><text:span text:style-name="T58"><text:s text:c="2"/>Perishables</text:span> <text:span text:style-name="T57">Specialist</text:span></text:p>
      <text:list xml:id="list40211815199233" text:continue-numbering="true" text:style-name="L13">
        <text:list-item>
          <text:p text:style-name="P9"><text:span text:style-name="T7">P</text:span><text:span text:style-name="T8">resentation </text:span><text:span text:style-name="T9">and organization </text:span><text:span text:style-name="T8">consult</text:span><text:span text:style-name="T7">ant</text:span></text:p>
        </text:list-item>
        <text:list-item>
          <text:p text:style-name="P5">Managed <text:span text:style-name="T69">inventory, orders, finances, </text:span>team members and work load</text:p>
        </text:list-item>
        <text:list-item>
          <text:p text:style-name="P6"><text:span text:style-name="T26">Awarded on nine occasions for breaking</text:span><text:span text:style-name="T23"> sales records </text:span><text:span text:style-name="T27">at </text:span><text:span text:style-name="T26">multiple</text:span><text:span text:style-name="T27"> stores</text:span><text:span text:style-name="T23"> </text:span></text:p>
        </text:list-item>
        <text:list-item>
          <text:p text:style-name="P6"><text:span text:style-name="T24">M</text:span><text:span text:style-name="T25">aintained cleanliness of store, machines, and food preparation areas</text:span></text:p>
        </text:list-item>
      </text:list>
      <text:p text:style-name="P7"><text:span text:style-name="T47">R</text:span><text:span text:style-name="T40">EFERENCES</text:span></text:p>
      <text:p text:style-name="P12"><text:span text:style-name="T21"><text:tab/></text:span><text:span text:style-name="T11">Oscar Leos, </text:span><text:span text:style-name="T21">HEB Produce Manager, (512) 887-9172</text:span></text:p>
      <text:p text:style-name="P12"><text:span text:style-name="T11"><text:tab/>Michael Nemer, </text:span><text:span text:style-name="T21">American Power Company CEO, (</text:span><text:span text:style-name="T22">737</text:span><text:span text:style-name="T21">) </text:span><text:span text:style-name="T22">212</text:span><text:span text:style-name="T21">-</text:span><text:span text:style-name="T22">357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1:18:47.649000000</meta:creation-date>
    <dc:date>2018-09-29T04:02:10.959000000</dc:date>
    <meta:editing-duration>P4DT14H50M32S</meta:editing-duration>
    <meta:editing-cycles>39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34" meta:word-count="302" meta:character-count="2276" meta:non-whitespace-character-count="1874"/>
  </office:meta>
</office:document-meta>
</file>